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18000001D2BFF2324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c1c1c" draw:fill-color="#0084d1" draw:opacity="50%" draw:textarea-vertical-align="middle" draw:shadow-opacity="50%"/>
    </style:style>
    <style:style style:name="gr2" style:family="graphic" style:parent-style-name="standard">
      <style:graphic-properties svg:stroke-color="#1c1c1c" draw:fill-color="#6666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25cm" svg:stroke-color="#1c1c1c" draw:marker-start-width="0.237cm" draw:marker-end-width="0.237cm" draw:fill="bitmap" draw:fill-color="#ffd320" draw:fill-image-name="Bitmape_20_1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venir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font-family="Avenir" style:font-pitch="variable" fo:font-size="16pt" style:font-size-asian="16pt" style:font-size-complex="16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4.064cm" svg:height="2.894cm" svg:x="0.127cm" svg:y="1.043cm">
          <text:p text:style-name="P1"><text:span text:style-name="T1">Traffic sensors</text:span></text:p>
          <text:p text:style-name="P1"><text:span text:style-name="T1"><text:s/></text:span><text:span text:style-name="T1">and map data</text:span></text:p>
        </draw:rect>
        <draw:custom-shape draw:style-name="gr2" draw:text-style-name="P3" xml:id="id2" draw:id="id2" draw:layer="layout" svg:width="3.175cm" svg:height="3.175cm" svg:x="5.969cm" svg:y="0.889cm">
          <text:p text:style-name="P1"><text:span text:style-name="T2">Predi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2" draw:layer="layout" svg:width="3.302cm" svg:height="3.937cm" svg:x="11.176cm" svg:y="0.508cm">
          <text:p/>
        </draw:rect>
        <draw:connector draw:style-name="gr4" draw:text-style-name="P1" draw:layer="layout" draw:type="line" svg:x1="4.191cm" svg:y1="2.49cm" svg:x2="5.969cm" svg:y2="2.476cm" draw:start-shape="id1" draw:start-glue-point="1" draw:end-shape="id2" draw:end-glue-point="3" svg:d="M4191 2490l1778-14">
          <text:p/>
        </draw:connector>
        <draw:line draw:style-name="gr4" draw:text-style-name="P1" draw:layer="layout" svg:x1="9.144cm" svg:y1="2.54cm" svg:x2="11.049cm" svg:y2="2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18000001D2BFF2324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ne of Your Business</meta:initial-creator>
    <meta:creation-date>2020-08-27T17:42:57</meta:creation-date>
    <dc:date>2020-08-31T08:06:46</dc:date>
    <dc:creator>None of Your Business</dc:creator>
    <meta:editing-duration>PT14M52S</meta:editing-duration>
    <meta:editing-cycles>5</meta:editing-cycles>
    <meta:generator>OpenOffice/4.1.2$Unix OpenOffice.org_project/412m3$Build-9782</meta:generator>
    <meta:document-statistic meta:object-count="5"/>
  </office:meta>
</office:document-meta>
</file>